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bingReturnsSelfTest.should_not_fail_when_calling_primitive_returning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return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ilderSubClass.return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ReturnsSelfTest.should_stub_builder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ReturnsSelfTest.should_return_self_when_call_on_method_in_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Builder.Http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ReturnsSelfTest.use_full_builder_with_terminating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ubbingReturnsSelfTest.should_not_fail_when_calling_void_returning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ReturnsSelfTest.should_return_self_when_call_on_method_in_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Builder.withHeader( String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returnGeneric( 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ReturnsSelfTest.should_not_fail_when_calling_method_with_generic_return_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return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erWithHeaders.request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ubbingReturnsSelfTest.should_return_stubbed_answer_when_call_on_method_returns_sel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Builder.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ReturnsSelfTest.should_return_self_when_call_on_method_in_subclass_returns_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returnSel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SubClass.returns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erWithHeaders.HttpRequesterWithHeaders( Http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Builder.withUrl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ReturnsSelfTest.should_return_default_return_when_not_a_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retur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